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9F42E2E0FD863DE7CE.png" manifest:media-type="image/png"/>
  <manifest:file-entry manifest:full-path="Pictures/100002010000006F0000006FA584CCBBDCB01FFD.png" manifest:media-type="image/png"/>
  <manifest:file-entry manifest:full-path="Pictures/1000185800000B7900000B7926A485A37AA73191.svg" manifest:media-type="image/svg+xml"/>
  <manifest:file-entry manifest:full-path="Pictures/100002010000012A000000CC4607F98BB333161E.png" manifest:media-type="image/png"/>
  <manifest:file-entry manifest:full-path="Pictures/1000108700001EC40000150D1F1A8D147DA6F213.svg" manifest:media-type="image/svg+xml"/>
  <manifest:file-entry manifest:full-path="Pictures/1000069A000010E1000011077A988FA2ED211E77.svg" manifest:media-type="image/svg+xml"/>
  <manifest:file-entry manifest:full-path="Pictures/10000201000001AE0000009D6DED9A7C92901D63.png" manifest:media-type="image/png"/>
  <manifest:file-entry manifest:full-path="Pictures/10000201000001B000000164EFB68ACEE002688B.png" manifest:media-type="image/png"/>
  <manifest:file-entry manifest:full-path="Pictures/100007FA00002C680000103A648A6CFACEBC22F3.svg" manifest:media-type="image/svg+xml"/>
  <manifest:file-entry manifest:full-path="Pictures/10000201000000A3000000A527A1F0BC41B71D57.png" manifest:media-type="image/png"/>
  <manifest:file-entry manifest:full-path="Pictures/100002010000011D00000125B7440BA32EBBCFB1.png" manifest:media-type="image/png"/>
  <manifest:file-entry manifest:full-path="Pictures/1000064100001D7500001E480D83864341EEE93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5e7ff" draw:textarea-horizontal-align="justify" draw:textarea-vertical-align="bottom" draw:auto-grow-height="false" fo:min-height="1.275cm" fo:min-width="4.039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76cm" fo:min-width="1.722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1.139cm" fo:min-width="1.87cm"/>
      <style:paragraph-properties style:writing-mode="lr-tb"/>
    </style:style>
    <style:style style:name="gr5" style:family="graphic" style:parent-style-name="standard">
      <style:graphic-properties svg:stroke-color="#b2b2b2" draw:marker-start="Rounded_20_short_20_Arrow" draw:fill-color="#ffffff" draw:textarea-horizontal-align="justify" draw:textarea-vertical-align="middle" draw:auto-grow-height="false" fo:min-height="1.276cm" fo:min-width="1.722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127cm" fo:min-width="0cm"/>
    </style:style>
    <style:style style:name="gr10" style:family="graphic" style:parent-style-name="standard">
      <style:graphic-properties svg:stroke-color="#b2b2b2" draw:marker-start="Rounded_20_short_20_Arrow" draw:fill-color="#ffffff" draw:textarea-horizontal-align="justify" draw:textarea-vertical-align="middle" draw:auto-grow-height="false" fo:min-height="1.276cm" fo:min-width="2.705cm"/>
      <style:paragraph-properties style:writing-mode="lr-tb"/>
    </style:style>
    <style:style style:name="gr11" style:family="graphic" style:parent-style-name="standard">
      <style:graphic-properties draw:fill-color="#d5e7ff" draw:textarea-horizontal-align="justify" draw:textarea-vertical-align="top" draw:auto-grow-height="false" fo:min-height="1.516cm" fo:min-width="2.626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draw:marker-end="Arrow" draw:marker-end-width="0.3cm" draw:fill="solid" draw:textarea-vertical-align="middle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0.457cm" fo:min-width="1.87cm"/>
      <style:paragraph-properties style:writing-mode="lr-tb"/>
    </style:style>
    <style:style style:name="gr14" style:family="graphic" style:parent-style-name="objectwithoutfill">
      <style:graphic-properties svg:stroke-color="#ff0000" draw:marker-end="Arrowheads_20_1" draw:marker-end-width="0.3cm" draw:fill="solid" draw:textarea-vertical-align="middle"/>
    </style:style>
    <style:style style:name="gr15" style:family="graphic" style:parent-style-name="objectwithoutfill">
      <style:graphic-properties draw:marker-end="Arrowheads_20_2" draw:marker-end-width="0.3cm" draw:fill="solid" draw:textarea-vertical-align="middle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objectwithoutfill">
      <style:graphic-properties draw:marker-end="Arrowheads_20_3" draw:marker-end-width="0.3cm" draw:fill="solid" draw:textarea-vertical-align="middle"/>
    </style:style>
    <style:style style:name="gr18" style:family="graphic" style:parent-style-name="objectwithoutfill">
      <style:graphic-properties svg:stroke-color="#00a933" draw:marker-end="Arrowheads_20_1" draw:marker-end-width="0.3cm" draw:fill="solid" draw:textarea-vertical-align="middle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2.1999998092651pt"/>
    </style:style>
    <style:style style:name="P2" style:family="paragraph">
      <loext:graphic-properties draw:fill-color="#d5e7ff"/>
      <style:paragraph-properties fo:text-align="start" style:writing-mode="lr-tb"/>
      <style:text-properties fo:font-size="12.199999809265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2.1999998092651pt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fo:font-size="12.1999998092651pt" style:font-size-asian="12pt" style:font-size-complex="12pt"/>
    </style:style>
    <style:style style:name="P6" style:family="paragraph">
      <style:paragraph-properties fo:text-align="center" style:writing-mode="lr-tb"/>
      <style:text-properties fo:color="#808080" loext:opacity="100%" fo:font-size="12.1999998092651pt" style:font-size-asian="12pt" style:font-size-complex="12pt"/>
    </style:style>
    <style:style style:name="P7" style:family="paragraph">
      <loext:graphic-properties draw:fill-color="#ffffff"/>
      <style:paragraph-properties fo:text-align="center" style:writing-mode="lr-tb"/>
      <style:text-properties fo:color="#808080" loext:opacity="100%" fo:font-size="12.1999998092651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end" style:writing-mode="lr-tb"/>
      <style:text-properties fo:font-size="12.1999998092651pt" style:font-size-asian="12pt" style:font-size-complex="12pt"/>
    </style:style>
    <style:style style:name="P12" style:family="paragraph">
      <loext:graphic-properties draw:fill-color="#d5e7ff"/>
      <style:paragraph-properties fo:text-align="end" style:writing-mode="lr-tb"/>
      <style:text-properties fo:font-size="12.1999998092651pt" style:font-size-asian="12pt" style:font-size-complex="12pt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font-size="12.199999809265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808080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539cm" svg:height="1.525cm" svg:x="4.625cm" svg:y="5.761cm">
          <text:p text:style-name="P1"><text:span text:style-name="T1">Jenkins</text:span></text:p>
          <text:p text:style-name="P1"><text:span text:style-name="T1">regression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2" draw:text-style-name="P3" draw:layer="layout" svg:width="0.358cm" svg:height="0.378cm" svg:x="7.259cm" svg:y="5.818cm">
            <draw:image xlink:href="Pictures/1000064100001D7500001E480D83864341EEE93A.svg" xlink:type="simple" xlink:show="embed" xlink:actuate="onLoad" draw:mime-type="image/svg+xml">
              <text:p/>
            </draw:image>
            <draw:image xlink:href="Pictures/100002010000011D00000125B7440BA32EBBCFB1.png" xlink:type="simple" xlink:show="embed" xlink:actuate="onLoad" draw:mime-type="image/png"/>
          </draw:frame>
          <draw:frame draw:style-name="gr2" draw:text-style-name="P3" draw:layer="layout" svg:width="2.138cm" svg:height="0.805cm" svg:x="6.927cm" svg:y="5.973cm">
            <draw:image xlink:href="Pictures/100007FA00002C680000103A648A6CFACEBC22F3.svg" xlink:type="simple" xlink:show="embed" xlink:actuate="onLoad" draw:mime-type="image/svg+xml">
              <text:p/>
            </draw:image>
            <draw:image xlink:href="Pictures/10000201000001AE0000009D6DED9A7C92901D63.png" xlink:type="simple" xlink:show="embed" xlink:actuate="onLoad" draw:mime-type="image/png"/>
          </draw:frame>
        </draw:g>
        <draw:custom-shape draw:style-name="gr1" draw:text-style-name="P2" xml:id="id3" draw:id="id3" draw:layer="layout" svg:width="4.539cm" svg:height="1.525cm" svg:x="4.626cm" svg:y="8.201cm">
          <text:p text:style-name="P1"><text:span text:style-name="T1">Jenkins</text:span></text:p>
          <text:p text:style-name="P1"><text:span text:style-name="T1">manual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2" draw:text-style-name="P3" draw:layer="layout" svg:width="0.814cm" svg:height="0.823cm" svg:x="7.388cm" svg:y="8.304cm">
            <draw:image xlink:href="Pictures/1000069A000010E1000011077A988FA2ED211E77.svg" xlink:type="simple" xlink:show="embed" xlink:actuate="onLoad" draw:mime-type="image/svg+xml">
              <text:p/>
            </draw:image>
            <draw:image xlink:href="Pictures/10000201000000A3000000A527A1F0BC41B71D57.png" xlink:type="simple" xlink:show="embed" xlink:actuate="onLoad" draw:mime-type="image/png"/>
          </draw:frame>
          <draw:frame draw:style-name="gr2" draw:text-style-name="P3" draw:layer="layout" svg:width="1.483cm" svg:height="1.016cm" svg:x="7.445cm" svg:y="8.302cm">
            <draw:image xlink:href="Pictures/1000108700001EC40000150D1F1A8D147DA6F213.svg" xlink:type="simple" xlink:show="embed" xlink:actuate="onLoad" draw:mime-type="image/svg+xml">
              <text:p/>
            </draw:image>
            <draw:image xlink:href="Pictures/100002010000012A000000CC4607F98BB333161E.png" xlink:type="simple" xlink:show="embed" xlink:actuate="onLoad" draw:mime-type="image/png"/>
          </draw:frame>
        </draw:g>
        <draw:custom-shape draw:style-name="gr1" draw:text-style-name="P2" xml:id="id14" draw:id="id14" draw:layer="layout" svg:width="4.539cm" svg:height="1.525cm" svg:x="4.627cm" svg:y="12.14cm">
          <text:p text:style-name="P1"><text:span text:style-name="T1">Jenkins</text:span></text:p>
          <text:p text:style-name="P1"><text:span text:style-name="T1">compare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1.283cm" svg:height="1.088cm" svg:x="7.684cm" svg:y="12.241cm">
          <draw:image xlink:href="Pictures/10000201000001B000000164EFB68ACEE002688B.png" xlink:type="simple" xlink:show="embed" xlink:actuate="onLoad" draw:mime-type="image/png">
            <text:p/>
          </draw:image>
        </draw:frame>
        <draw:custom-shape draw:style-name="gr1" draw:text-style-name="P2" xml:id="id15" draw:id="id15" draw:layer="layout" svg:width="4.539cm" svg:height="1.525cm" svg:x="4.628cm" svg:y="14.581cm">
          <text:p text:style-name="P1"><text:span text:style-name="T1">Jenkins</text:span></text:p>
          <text:p text:style-name="P1"><text:span text:style-name="T1">identify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3" draw:layer="layout" svg:width="0.889cm" svg:height="0.915cm" svg:x="8.079cm" svg:y="14.681cm">
          <draw:image xlink:href="Pictures/1000185800000B7900000B7926A485A37AA73191.svg" xlink:type="simple" xlink:show="embed" xlink:actuate="onLoad" draw:mime-type="image/svg+xml">
            <text:p/>
          </draw:image>
          <draw:image xlink:href="Pictures/100002010000006F0000006FA584CCBBDCB01FFD.png" xlink:type="simple" xlink:show="embed" xlink:actuate="onLoad" draw:mime-type="image/png"/>
        </draw:frame>
        <draw:custom-shape draw:style-name="gr3" draw:text-style-name="P5" xml:id="id2" draw:id="id2" draw:layer="layout" svg:width="3.652cm" svg:height="1.525cm" svg:x="10.651cm" svg:y="5.753cm">
          <text:p text:style-name="P4"><text:span text:style-name="T2">run-per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9" draw:id="id9" draw:layer="layout" svg:width="3.652cm" svg:height="1.525cm" svg:x="11.89cm" svg:y="12.14cm">
          <text:p text:style-name="P4"><text:span text:style-name="T2">compare-per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16" draw:id="id16" draw:layer="layout" svg:width="3.652cm" svg:height="1.525cm" svg:x="11.534cm" svg:y="14.566cm">
          <text:p text:style-name="P4"><text:span text:style-name="T2">analyze-per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5" xml:id="id7" draw:id="id7" draw:layer="layout" svg:width="2.369cm" svg:height="1.728cm" svg:x="22.037cm" svg:y="7.791cm">
          <text:p text:style-name="P4"><text:span text:style-name="T2">json result1</text:span></text:p>
          <text:p text:style-name="P4"><text:span text:style-name="T2">json result2</text:span></text:p>
          <text:p text:style-name="P4"><text:span text:style-name="T2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" draw:text-style-name="P7" xml:id="id4" draw:id="id4" draw:layer="layout" svg:width="3.652cm" svg:height="1.525cm" svg:x="14.223cm" svg:y="5.754cm">
          <text:p text:style-name="P6"><text:span text:style-name="T3">for each</text:span></text:p>
          <text:p text:style-name="P6"><text:span text:style-name="T3">prof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7" xml:id="id5" draw:id="id5" draw:layer="layout" svg:width="3.652cm" svg:height="1.525cm" svg:x="17.794cm" svg:y="5.755cm">
          <text:p text:style-name="P6"><text:span text:style-name="T3">for each</text:span></text:p>
          <text:p text:style-name="P6"><text:span text:style-name="T3">t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5" xml:id="id6" draw:id="id6" draw:layer="layout" svg:width="3.652cm" svg:height="1.525cm" svg:x="21.365cm" svg:y="5.753cm">
          <text:p text:style-name="P4"><text:span text:style-name="T2">pbench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8" draw:layer="layout" svg:x1="9.164cm" svg:y1="6.524cm" svg:x2="11.016cm" svg:y2="6.516cm" draw:start-shape="id1" draw:start-glue-point="7" draw:end-shape="id2" draw:end-glue-point="6" svg:d="M9164 6524h744v-8h1108" svg:viewBox="0 0 1853 9">
          <text:p/>
        </draw:connector>
        <draw:connector draw:style-name="gr7" draw:text-style-name="P8" draw:layer="layout" svg:x1="9.165cm" svg:y1="8.964cm" svg:x2="11.016cm" svg:y2="6.516cm" draw:start-shape="id3" draw:start-glue-point="7" draw:end-shape="id2" draw:end-glue-point="6" svg:d="M9165 8964h743v-2448h1108" svg:viewBox="0 0 1852 2449">
          <text:p/>
        </draw:connector>
        <draw:connector draw:style-name="gr8" draw:text-style-name="P9" draw:layer="layout" draw:type="line" svg:x1="13.931cm" svg:y1="6.516cm" svg:x2="14.588cm" svg:y2="6.517cm" draw:start-shape="id2" draw:start-glue-point="9" draw:end-shape="id4" draw:end-glue-point="6" svg:d="M13931 6516l657 1" svg:viewBox="0 0 658 2">
          <text:p/>
        </draw:connector>
        <draw:connector draw:style-name="gr8" draw:text-style-name="P9" draw:layer="layout" draw:type="line" svg:x1="17.503cm" svg:y1="6.517cm" svg:x2="18.159cm" svg:y2="6.518cm" draw:start-shape="id4" draw:start-glue-point="9" draw:end-shape="id5" draw:end-glue-point="6" svg:d="M17503 6517l656 1" svg:viewBox="0 0 657 2">
          <text:p/>
        </draw:connector>
        <draw:connector draw:style-name="gr8" draw:text-style-name="P9" draw:layer="layout" draw:type="line" svg:x1="21.074cm" svg:y1="6.518cm" svg:x2="21.73cm" svg:y2="6.516cm" draw:start-shape="id5" draw:start-glue-point="9" draw:end-shape="id6" draw:end-glue-point="6" svg:d="M21074 6518l656-2" svg:viewBox="0 0 657 3">
          <text:p/>
        </draw:connector>
        <draw:connector draw:style-name="gr8" draw:text-style-name="P9" draw:layer="layout" draw:type="line" svg:x1="23.191cm" svg:y1="7.278cm" svg:x2="23.222cm" svg:y2="7.791cm" draw:start-shape="id6" draw:start-glue-point="8" draw:end-shape="id7" draw:end-glue-point="4" svg:d="M23191 7278l31 513" svg:viewBox="0 0 32 514">
          <text:p/>
        </draw:connector>
        <draw:custom-shape draw:style-name="gr9" draw:text-style-name="P10" xml:id="id8" draw:id="id8" draw:layer="layout" svg:width="0.536cm" svg:height="0.527cm" svg:x="13.423cm" svg:y="8.23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8" draw:text-style-name="P9" draw:layer="layout" draw:type="line" svg:x1="22.037cm" svg:y1="8.655cm" svg:x2="13.959cm" svg:y2="8.495cm" draw:start-shape="id7" draw:start-glue-point="5" draw:end-shape="id8" draw:end-glue-point="10" svg:d="M22037 8655l-8078-160" svg:viewBox="0 0 8079 161">
          <text:p/>
        </draw:connector>
        <draw:connector draw:style-name="gr8" draw:text-style-name="P9" draw:layer="layout" draw:type="line" svg:x1="13.691cm" svg:y1="8.758cm" svg:x2="13.716cm" svg:y2="12.14cm" draw:start-shape="id8" draw:start-glue-point="8" draw:end-shape="id9" draw:end-glue-point="5" svg:d="M13691 8758l25 3382" svg:viewBox="0 0 26 3383">
          <text:p/>
        </draw:connector>
        <draw:custom-shape draw:style-name="gr10" draw:text-style-name="P7" xml:id="id10" draw:id="id10" draw:layer="layout" svg:width="5.267cm" svg:height="1.525cm" svg:x="16.9cm" svg:y="12.145cm">
          <text:p text:style-name="P6"><text:span text:style-name="T3">for each result</text:span></text:p>
          <text:p text:style-name="P6"><text:span text:style-name="T3">create relative resu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9" draw:layer="layout" draw:type="line" svg:x1="15.17cm" svg:y1="12.903cm" svg:x2="17.426cm" svg:y2="12.908cm" draw:start-shape="id9" draw:start-glue-point="9" draw:end-shape="id10" draw:end-glue-point="6" svg:d="M15170 12903l2256 5" svg:viewBox="0 0 2257 6">
          <text:p/>
        </draw:connector>
        <draw:connector draw:style-name="gr8" draw:text-style-name="P9" draw:layer="layout" draw:type="curve" svg:x1="21.631cm" svg:y1="12.908cm" svg:x2="23.554cm" svg:y2="14.549cm" draw:start-shape="id10" draw:start-glue-point="9" draw:end-shape="id11" draw:end-glue-point="4" svg:d="M21631 12908c1282 0 1923 547 1923 1641" svg:viewBox="0 0 1924 1642">
          <text:p/>
        </draw:connector>
        <draw:custom-shape draw:style-name="gr11" draw:text-style-name="P12" xml:id="id11" draw:id="id11" draw:layer="layout" svg:width="3.125cm" svg:height="2.197cm" svg:x="21.991cm" svg:y="14.549cm">
          <text:p text:style-name="P11"><text:span text:style-name="T2">HTML</text:span></text:p>
          <text:p text:style-name="P11"><text:span text:style-name="T2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3" draw:layer="layout" svg:width="1.01cm" svg:height="1.582cm" svg:x="22.388cm" svg:y="14.812cm">
          <draw:image xlink:href="Pictures/10000201000001110000019F42E2E0FD863DE7CE.png" xlink:type="simple" xlink:show="embed" xlink:actuate="onLoad" draw:mime-type="image/png">
            <text:p/>
          </draw:image>
        </draw:frame>
        <draw:connector draw:style-name="gr12" draw:text-style-name="P9" draw:layer="layout" draw:type="curve" draw:line-skew="-1.122cm" svg:x1="9.164cm" svg:y1="6.524cm" svg:x2="13.423cm" svg:y2="8.495cm" draw:start-shape="id1" draw:start-glue-point="7" draw:end-shape="id8" draw:end-glue-point="6" svg:d="M9164 6524c1512 0-617 1971 4259 1971" svg:viewBox="0 0 4260 1972">
          <text:p/>
        </draw:connector>
        <draw:custom-shape draw:style-name="gr9" draw:text-style-name="P10" xml:id="id12" draw:id="id12" draw:layer="layout" svg:width="0.536cm" svg:height="0.527cm" svg:x="10.382cm" svg:y="12.61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9" draw:text-style-name="P10" xml:id="id13" draw:id="id13" draw:layer="layout" svg:width="0.536cm" svg:height="0.527cm" svg:x="10.382cm" svg:y="15.07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2" draw:text-style-name="P9" draw:layer="layout" draw:type="curve" svg:x1="9.165cm" svg:y1="8.964cm" svg:x2="10.65cm" svg:y2="12.615cm" draw:start-shape="id3" draw:start-glue-point="7" draw:end-shape="id12" draw:end-glue-point="4" svg:d="M9165 8964c990 0 1485 1217 1485 3651" svg:viewBox="0 0 1486 3652">
          <text:p/>
        </draw:connector>
        <draw:connector draw:style-name="gr12" draw:text-style-name="P9" draw:layer="layout" draw:type="curve" svg:x1="9.164cm" svg:y1="6.524cm" svg:x2="10.65cm" svg:y2="12.615cm" draw:start-shape="id1" draw:start-glue-point="7" draw:end-shape="id12" draw:end-glue-point="4" svg:d="M9164 6524c991 0 1486 2030 1486 6091" svg:viewBox="0 0 1487 6092">
          <text:p/>
        </draw:connector>
        <draw:connector draw:style-name="gr12" draw:text-style-name="P9" draw:layer="layout" draw:type="curve" svg:x1="9.165cm" svg:y1="8.964cm" svg:x2="13.423cm" svg:y2="8.495cm" draw:start-shape="id3" draw:start-glue-point="7" draw:end-shape="id8" draw:end-glue-point="6" svg:d="M9165 8964c3193 0 1065-469 4258-469" svg:viewBox="0 0 4259 470">
          <text:p/>
        </draw:connector>
        <draw:connector draw:style-name="gr12" draw:text-style-name="P9" draw:layer="layout" draw:type="curve" svg:x1="9.164cm" svg:y1="6.524cm" svg:x2="10.382cm" svg:y2="15.34cm" draw:start-shape="id1" draw:start-glue-point="7" draw:end-shape="id13" draw:end-glue-point="6" svg:d="M9164 6524c913 0 305 8816 1218 8816" svg:viewBox="0 0 1219 8817">
          <text:p/>
        </draw:connector>
        <draw:connector draw:style-name="gr12" draw:text-style-name="P9" draw:layer="layout" draw:type="curve" svg:x1="9.165cm" svg:y1="8.964cm" svg:x2="10.382cm" svg:y2="15.34cm" draw:start-shape="id3" draw:start-glue-point="7" draw:end-shape="id13" draw:end-glue-point="6" svg:d="M9165 8964c913 0 305 6376 1217 6376" svg:viewBox="0 0 1218 6377">
          <text:p/>
        </draw:connector>
        <draw:connector draw:style-name="gr8" draw:text-style-name="P9" draw:layer="layout" draw:type="line" svg:x1="9.166cm" svg:y1="12.903cm" svg:x2="10.382cm" svg:y2="12.879cm" draw:start-shape="id14" draw:start-glue-point="7" draw:end-shape="id12" draw:end-glue-point="6" svg:d="M9166 12903l1216-24" svg:viewBox="0 0 1217 25">
          <text:p/>
        </draw:connector>
        <draw:connector draw:style-name="gr8" draw:text-style-name="P9" draw:layer="layout" draw:type="line" svg:x1="9.167cm" svg:y1="15.344cm" svg:x2="10.382cm" svg:y2="15.34cm" draw:start-shape="id15" draw:start-glue-point="7" draw:end-shape="id13" draw:end-glue-point="6" svg:d="M9167 15344l1215-4" svg:viewBox="0 0 1216 5">
          <text:p/>
        </draw:connector>
        <draw:connector draw:style-name="gr8" draw:text-style-name="P9" draw:layer="layout" draw:type="line" svg:x1="10.918cm" svg:y1="12.879cm" svg:x2="12.255cm" svg:y2="12.903cm" draw:start-shape="id12" draw:start-glue-point="10" draw:end-shape="id9" draw:end-glue-point="6" svg:d="M10918 12879l1337 24" svg:viewBox="0 0 1338 25">
          <text:p/>
        </draw:connector>
        <draw:connector draw:style-name="gr8" draw:text-style-name="P9" draw:layer="layout" draw:type="line" svg:x1="10.918cm" svg:y1="15.34cm" svg:x2="11.899cm" svg:y2="15.329cm" draw:start-shape="id13" draw:start-glue-point="10" draw:end-shape="id16" draw:end-glue-point="6" svg:d="M10918 15340l981-11" svg:viewBox="0 0 982 12">
          <text:p/>
        </draw:connector>
        <draw:custom-shape draw:style-name="gr13" draw:text-style-name="P5" xml:id="id17" draw:id="id17" draw:layer="layout" svg:width="2.369cm" svg:height="0.879cm" svg:x="15.472cm" svg:y="14.9cm">
          <text:p text:style-name="P4"><text:span text:style-name="T2">json 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9" draw:layer="layout" draw:type="line" svg:x1="14.814cm" svg:y1="15.329cm" svg:x2="15.472cm" svg:y2="15.34cm" draw:start-shape="id16" draw:start-glue-point="9" draw:end-shape="id17" draw:end-glue-point="5" svg:d="M14814 15329l658 11" svg:viewBox="0 0 659 12">
          <text:p/>
        </draw:connector>
        <draw:connector draw:style-name="gr12" draw:text-style-name="P9" draw:layer="layout" draw:type="curve" svg:x1="16.657cm" svg:y1="14.9cm" svg:x2="13.959cm" svg:y2="8.495cm" draw:start-shape="id17" draw:start-glue-point="4" draw:end-shape="id8" draw:end-glue-point="10" svg:d="M16657 14900c0-4270-899-6405-2698-6405" svg:viewBox="0 0 2699 6406">
          <text:p/>
        </draw:connector>
        <draw:connector draw:style-name="gr12" draw:text-style-name="P9" draw:layer="layout" draw:type="curve" svg:x1="16.657cm" svg:y1="14.9cm" svg:x2="10.65cm" svg:y2="13.142cm" draw:start-shape="id17" draw:start-glue-point="4" draw:end-shape="id12" draw:end-glue-point="8" svg:d="M16657 14900c0-1318-6007-440-6007-1758" svg:viewBox="0 0 6008 1759">
          <text:p/>
        </draw:connector>
        <draw:custom-shape draw:style-name="gr1" draw:text-style-name="P2" xml:id="id19" draw:id="id19" draw:layer="layout" svg:width="4.539cm" svg:height="1.525cm" svg:x="4.625cm" svg:y="10.209cm">
          <text:p text:style-name="P1"><text:span text:style-name="T1">Jenkins</text:span></text:p>
          <text:p text:style-name="P1"><text:span text:style-name="T1">bisection jo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frame draw:style-name="gr2" draw:text-style-name="P3" xml:id="id18" draw:id="id18" draw:layer="layout" svg:width="2.138cm" svg:height="0.805cm" svg:x="7.027cm" svg:y="10.421cm">
            <draw:image xlink:href="Pictures/100007FA00002C680000103A648A6CFACEBC22F3.svg" xlink:type="simple" xlink:show="embed" xlink:actuate="onLoad" draw:mime-type="image/svg+xml">
              <text:p/>
            </draw:image>
            <draw:image xlink:href="Pictures/10000201000001AE0000009D6DED9A7C92901D63.png" xlink:type="simple" xlink:show="embed" xlink:actuate="onLoad" draw:mime-type="image/png"/>
          </draw:frame>
          <draw:line draw:style-name="gr14" draw:text-style-name="P9" draw:layer="layout" svg:x1="8.39cm" svg:y1="11.434cm" svg:x2="8.39cm" svg:y2="11.034cm">
            <text:p/>
          </draw:line>
          <draw:connector draw:style-name="gr15" draw:text-style-name="P9" draw:layer="layout" svg:x1="9.165cm" svg:y1="10.823cm" svg:x2="9.165cm" svg:y2="10.823cm" draw:start-shape="id18" draw:end-shape="id18" svg:d="M9165 10823z" svg:viewBox="0 0 1 1">
            <text:p/>
          </draw:connector>
          <draw:line draw:style-name="gr16" draw:text-style-name="P9" draw:layer="layout" svg:x1="7.39cm" svg:y1="10.634cm" svg:x2="7.39cm" svg:y2="10.234cm">
            <text:p/>
          </draw:line>
          <draw:line draw:style-name="gr16" draw:text-style-name="P9" draw:layer="layout" svg:x1="7.39cm" svg:y1="10.234cm" svg:x2="7.89cm" svg:y2="10.234cm">
            <text:p/>
          </draw:line>
          <draw:line draw:style-name="gr17" draw:text-style-name="P9" draw:layer="layout" svg:x1="7.89cm" svg:y1="10.234cm" svg:x2="7.89cm" svg:y2="10.634cm">
            <text:p/>
          </draw:line>
          <draw:line draw:style-name="gr18" draw:text-style-name="P9" draw:layer="layout" svg:x1="7.39cm" svg:y1="11.435cm" svg:x2="7.39cm" svg:y2="11.035cm">
            <text:p/>
          </draw:line>
        </draw:g>
        <draw:connector draw:style-name="gr19" draw:text-style-name="P9" draw:layer="layout" svg:x1="9.164cm" svg:y1="10.972cm" svg:x2="11.016cm" svg:y2="6.516cm" draw:start-shape="id19" draw:start-glue-point="7" draw:end-shape="id2" draw:end-glue-point="6" svg:d="M9164 10972h744v-4456h1108" svg:viewBox="0 0 1853 4457">
          <text:p/>
        </draw:connector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3.934cm" fo:margin-bottom="4.043cm" fo:margin-left="4.49cm" fo:margin-right="4.51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867cm" svg:height="3.081cm" svg:x="2.916cm" svg:y="2.006cm" presentation:class="title" presentation:placeholder="true">
        <draw:text-box/>
      </draw:frame>
      <draw:frame presentation:style-name="Default-outline1" draw:layer="backgroundobjects" svg:width="23.867cm" svg:height="10.705cm" svg:x="2.916cm" svg:y="5.58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22T14:51:36.898564571</meta:creation-date>
    <dc:date>2021-10-11T09:35:16.241818029</dc:date>
    <meta:editing-duration>PT17M20S</meta:editing-duration>
    <meta:editing-cycles>8</meta:editing-cycles>
    <meta:generator>LibreOffice/7.1.6.2.0$Linux_X86_64 LibreOffice_project/10$Build-2</meta:generator>
    <dc:creator>Lukáš Doktor</dc:creator>
    <meta:document-statistic meta:object-count="79"/>
  </office:meta>
</office:document-meta>
</file>